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Chapter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znam</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klepnutí a/nebo klep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jiný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t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dokumenty programu Writer<text:tab/>45</text:a></text:p>
          <text:p text:style-name="P125"><text:a xlink:type="simple" xlink:href="#__RefHeading__114006_1365249792" text:style-name="Index_20_Link" text:visited-style-name="Index_20_Link">Sešity program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vytváření"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Upozornění</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Poznámka</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Poznámka</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Poznámka</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Klepneme na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Upozornění</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Klepneme na tlačítko <text:span text:style-name="LOStrongEmphasis">Další</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Klepneme na tlačítko <text:span text:style-name="LOStrongEmphasis">Další</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úprava"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Click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Klepneme na <text:span text:style-name="LOStrongEmphasis">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